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oteutus</text:h>
      <text:p text:style-name="Text_20_body">Botti koostuu valmiista client-koodista ja minun tekemästäni tekoälystä. Client kommunikoi Vindinium-serverin kanssa. Se parsii serverin vastauksesta pelin tämänhetkisen tilanteen ja lähettää sille seuraavan liikkeen. Tekoäly päättää, mikä tämä liike on. </text:p>
      <text:p text:style-name="Text_20_body">Tekoäly koostuu listasta päätöksen tekijöistä. Botti kysyy määräämässäni järjestyksessä jokaiselta tekijältä, haluaako se toimia tällä vuorolla. Jos haluaa, tämä tekijä päätää tämän vuoron liikkeen. Muussa tapauksessa kysytään seuraavalta. </text:p>
      <text:p text:style-name="Text_20_body">Reitinhaku kartalla tehdään leveyssuuntaisella haull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2S</meta:editing-duration>
    <meta:editing-cycles>11</meta:editing-cycles>
    <meta:generator>OpenOffice/4.1.1$Win32 OpenOffice.org_project/411m6$Build-9775</meta:generator>
    <dc:date>2015-10-01T23:39:30.50</dc:date>
    <dc:creator>Atte Walden</dc:creator>
    <meta:document-statistic meta:table-count="0" meta:image-count="0" meta:object-count="0" meta:page-count="1" meta:paragraph-count="4" meta:word-count="64" meta:character-count="558"/>
    <meta:user-defined meta:name="Info 1"/>
    <meta:user-defined meta:name="Info 2"/>
    <meta:user-defined meta:name="Info 3"/>
    <meta:user-defined meta:name="Info 4"/>
  </office:meta>
</office:document-meta>
</file>